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fb837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Preformatted_20_Text" style:list-style-name="L4"/>
    <style:style style:name="P4" style:family="paragraph" style:parent-style-name="Preformatted_20_Text" style:list-style-name="L4">
      <style:paragraph-properties fo:margin-top="0cm" fo:margin-bottom="0.499cm" style:contextual-spacing="false"/>
    </style:style>
    <style:style style:name="P5" style:family="paragraph" style:parent-style-name="Preformatted_20_Text" style:list-style-name="L4">
      <style:paragraph-properties fo:margin-left="0cm" fo:margin-right="0cm" fo:text-indent="0cm" style:auto-text-indent="false"/>
    </style:style>
    <style:style style:name="P6" style:family="paragraph" style:parent-style-name="Preformatted_20_Text" style:list-style-name="L5"/>
    <style:style style:name="P7" style:family="paragraph" style:parent-style-name="Preformatted_20_Text" style:list-style-name="L5">
      <style:paragraph-properties fo:margin-top="0cm" fo:margin-bottom="0.499cm" style:contextual-spacing="false"/>
    </style:style>
    <style:style style:name="P8" style:family="paragraph" style:parent-style-name="Preformatted_20_Text" style:list-style-name="L12"/>
    <style:style style:name="P9" style:family="paragraph" style:parent-style-name="Preformatted_20_Text" style:list-style-name="L12">
      <style:paragraph-properties fo:margin-top="0cm" fo:margin-bottom="0.499cm" style:contextual-spacing="false"/>
    </style:style>
    <style:style style:name="P10" style:family="paragraph" style:parent-style-name="Preformatted_20_Text" style:list-style-name="L13"/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Preformatted_20_Text" style:list-style-name="L15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5" style:family="paragraph" style:parent-style-name="Preformatted_20_Text" style:list-style-name="L17">
      <style:paragraph-properties fo:margin-top="0cm" fo:margin-bottom="0.499cm" style:contextual-spacing="false"/>
    </style:style>
    <style:style style:name="P16" style:family="paragraph" style:parent-style-name="Text_20_body">
      <style:text-properties fo:font-weight="bold"/>
    </style:style>
    <style:style style:name="P17" style:family="paragraph" style:parent-style-name="Text_20_body" style:list-style-name="L3">
      <style:text-properties fo:font-weight="bold"/>
    </style:style>
    <style:style style:name="P18" style:family="paragraph" style:parent-style-name="Text_20_body" style:list-style-name="L4">
      <style:text-properties fo:font-weight="bold"/>
    </style:style>
    <style:style style:name="P19" style:family="paragraph" style:parent-style-name="Text_20_body" style:list-style-name="L5">
      <style:text-properties fo:font-weight="bold"/>
    </style:style>
    <style:style style:name="P20" style:family="paragraph" style:parent-style-name="Text_20_body" style:list-style-name="L12">
      <style:text-properties fo:font-weight="bold"/>
    </style:style>
    <style:style style:name="P21" style:family="paragraph" style:parent-style-name="Text_20_body" style:list-style-name="L13">
      <style:text-properties fo:font-weight="bold"/>
    </style:style>
    <style:style style:name="P22" style:family="paragraph" style:parent-style-name="Text_20_body" style:list-style-name="L15">
      <style:text-properties fo:font-weight="bold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4">
      <style:paragraph-properties fo:margin-left="0cm" fo:margin-right="0cm" fo:text-indent="0cm" style:auto-text-indent="false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left="0cm" fo:margin-right="0cm" fo:text-indent="0cm" style:auto-text-indent="false"/>
    </style:style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left="0cm" fo:margin-right="0cm" fo:text-indent="0cm" style:auto-text-indent="false"/>
    </style:style>
    <style:style style:name="P38" style:family="paragraph" style:parent-style-name="Text_20_body" style:list-style-name="L13"/>
    <style:style style:name="P39" style:family="paragraph" style:parent-style-name="Text_20_body" style:list-style-name="L13">
      <style:paragraph-properties fo:margin-left="0cm" fo:margin-right="0cm" fo:text-indent="0cm" style:auto-text-indent="false"/>
    </style:style>
    <style:style style:name="P40" style:family="paragraph" style:parent-style-name="Text_20_body" style:list-style-name="L14"/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Text_20_body" style:list-style-name="L15"/>
    <style:style style:name="P43" style:family="paragraph" style:parent-style-name="Text_20_body" style:list-style-name="L15">
      <style:paragraph-properties fo:margin-left="0cm" fo:margin-right="0cm" fo:text-indent="0cm" style:auto-text-indent="false"/>
    </style:style>
    <style:style style:name="P44" style:family="paragraph" style:parent-style-name="Text_20_body" style:list-style-name="L16"/>
    <style:style style:name="P45" style:family="paragraph" style:parent-style-name="Text_20_body" style:list-style-name="L17"/>
    <style:style style:name="P46" style:family="paragraph" style:parent-style-name="Text_20_body" style:list-style-name="L17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officeooo:rsid="001fb83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segurando tu Zona DNS con DNSSEC: Un Paso a Paso Detallado</text:h>
      <text:p text:style-name="Text_20_body">DNSSEC (Domain Name System Security Extensions) es una suite de extensiones al Sistema de Nombres de Dominio (DNS) que añade una capa de seguridad criptográfica. Su objetivo principal es proteger a los usuarios de ataques como la suplantación de DNS (DNS spoofing) y el envenenamiento de caché, asegurando que las respuestas DNS que reciben son auténticas y no han sido manipuladas.</text:p>
      <text:h text:style-name="Heading_20_3" text:outline-level="3">Conceptos Clave en DNSSEC</text:h>
      <text:p text:style-name="Text_20_body">Antes de sumergirnos en el procedimiento, es fundamental entender algunos conceptos clave:</text:p>
      <text:list text:style-name="L14">
        <text:list-item>
          <text:p text:style-name="P40"><text:span text:style-name="T1">Firmado de Zona (Zone Signing):</text:span> Este es el proceso de añadir firmas digitales a los registros DNS dentro de una zona. Estas firmas son generadas usando claves criptográficas y permiten a los resolvedores DNS verificar la autenticidad e integridad de los datos.</text:p>
        </text:list-item>
        <text:list-item>
          <text:p text:style-name="P40"><text:span text:style-name="T1">Firmado de Registros (Record Signing):</text:span> Cada registro DNS individual dentro de una zona firmada incluye una firma digital (registro RRSIG) que puede ser verificada por los resolvedores.</text:p>
        </text:list-item>
        <text:list-item>
          <text:p text:style-name="P40"><text:span text:style-name="T1">Claves DNSSEC:</text:span> DNSSEC utiliza un par de claves criptográficas:</text:p>
          <text:list>
            <text:list-item>
              <text:p text:style-name="P40"><text:span text:style-name="T1">Clave de Firma de Zona (ZSK - Zone Signing Key):</text:span> Esta clave se utiliza para firmar los registros DNS individuales dentro de una zona. Se cambia con más frecuencia que la KSK.</text:p>
            </text:list-item>
            <text:list-item>
              <text:p text:style-name="P40"><text:span text:style-name="T1">Clave de Firma de Claves (KSK - Key Signing Key):</text:span> Esta clave se utiliza para firmar la ZSK y es la clave que se publica en el dominio padre (a través de un registro DS). La KSK se cambia con menos frecuencia y es la ancla de confianza de la zona.</text:p>
            </text:list-item>
          </text:list>
        </text:list-item>
        <text:list-item>
          <text:p text:style-name="P40"><text:span text:style-name="T1">Registro DS (Delegation Signer):</text:span> Este registro se publica en la zona padre (en este caso, <text:span text:style-name="Source_20_Text">aula11.local</text:span>) y contiene un hash criptográfico de la KSK de la zona hija (en este caso, tu zona delegada). Es crucial para establecer la cadena de confianza.</text:p>
        </text:list-item>
        <text:list-item>
          <text:p text:style-name="P40"><text:span text:style-name="T1">Registro DNSKEY:</text:span> Contiene las claves públicas (tanto la KSK como la ZSK) de la zona. Es utilizado por los resolvedores para verificar las firmas.</text:p>
        </text:list-item>
      </text:list>
      <text:h text:style-name="Heading_20_3" text:outline-level="3">Procedimiento para Firmar la Zona "pais.aula11.local"</text:h>
      <text:p text:style-name="Text_20_body">A continuación, se detalla el procedimiento paso a paso para firmar tu zona delegada, que denominaremos <text:span text:style-name="T1">[nombre_de_tu_zona]</text:span>.aula11.local. Recuerda <text:span text:style-name="T1">cambiar "pais" por el nombre que te haya sido asignado para tu zona</text:span>. Para este ejemplo, asumiremos el nombre ficticio "pais". La zona <text:span text:style-name="Source_20_Text">aula11.local</text:span> está en el servidor 10.1.1.100 y tu zona delegada (pais.aula11.local) está en el servidor 10.1.1.120.</text:p>
      <text:p text:style-name="Horizontal_20_Line"/>
      <text:h text:style-name="Heading_20_3" text:outline-level="3"><text:soft-page-break/>En el Servidor DNS de tu Zona Delegada (10.1.1.120)</text:h>
      <text:p text:style-name="Text_20_body">Aquí es donde realizarás la mayor parte del trabajo para generar las claves y firmar la zona. Asumiremos que estás utilizando BIND como tu servidor DNS.</text:p>
      <text:h text:style-name="Heading_20_4" text:outline-level="4">1. Generar las Claves DNSSEC</text:h>
      <text:p text:style-name="Text_20_body">Necesitarás generar una ZSK y una KSK para tu zona. Es una buena práctica crear un directorio específico para tus claves DNSSEC.</text:p>
      <text:p text:style-name="P41"/>
      <text:p text:style-name="Preformatted_20_Text"><text:span text:style-name="Source_20_Text">sudo mkdir /etc/bind/keys/pais.aula11.local</text:span></text:p>
      <text:p text:style-name="Preformatted_20_Text"><text:span text:style-name="Source_20_Text">sudo chown bind:bind /etc/bind/keys/pais.aula11.local</text:span></text:p>
      <text:p text:style-name="Preformatted_20_Text"><text:span text:style-name="Source_20_Text">sudo chmod 700 /etc/bind/keys/pais.aula11.local</text:span></text:p>
      <text:p text:style-name="P12"><text:span text:style-name="Source_20_Text">cd /etc/bind/keys/pais.aula11.local</text:span></text:p>
      <text:p text:style-name="Text_20_body">Ahora, genera las claves:</text:p>
      <text:list text:style-name="L15">
        <text:list-item>
          <text:p text:style-name="P22">Generar la KSK (Key Signing Key):</text:p>
          <text:p text:style-name="P43"/>
          <text:p text:style-name="P13"><text:span text:style-name="Source_20_Text">sudo dnssec-keygen -a ECDSAP256SHA256 -b 256 -n ZSK -fk pais.aula11.local</text:span></text:p>
          <text:list>
            <text:list-item>
              <text:p text:style-name="P42"><text:span text:style-name="Source_20_Text">-a ECDSAP256SHA256</text:span>: Algoritmo de criptografía (recomendado).</text:p>
            </text:list-item>
            <text:list-item>
              <text:p text:style-name="P42"><text:span text:style-name="Source_20_Text">-b 256</text:span>: Tamaño de la clave en bits.</text:p>
            </text:list-item>
            <text:list-item>
              <text:p text:style-name="P42"><text:span text:style-name="Source_20_Text">-n ZSK</text:span>: Tipo de clave (ZSK).</text:p>
            </text:list-item>
            <text:list-item>
              <text:p text:style-name="P42"><text:span text:style-name="Source_20_Text">-f KSK</text:span>: Marca la clave como una KSK.</text:p>
            </text:list-item>
            <text:list-item>
              <text:p text:style-name="P42"><text:span text:style-name="Source_20_Text">pais.aula11.local</text:span>: Nombre de tu zona.</text:p>
            </text:list-item>
          </text:list>
          <text:p text:style-name="P42">Esto creará dos archivos: <text:span text:style-name="Source_20_Text">K&lt;tu_zona&gt;+&lt;id_clave&gt;+&lt;version&gt;.key</text:span> (clave pública) y <text:span text:style-name="Source_20_Text">K&lt;tu_zona&gt;+&lt;id_clave&gt;+&lt;version&gt;.private</text:span> (clave privada).</text:p>
        </text:list-item>
        <text:list-item>
          <text:p text:style-name="P22">Generar la ZSK (Zone Signing Key):</text:p>
          <text:p text:style-name="P43"/>
          <text:p text:style-name="P13"><text:span text:style-name="Source_20_Text">sudo dnssec-keygen -a ECDSAP256SHA256 -b 256 -n ZSK pais.aula11.local</text:span></text:p>
          <text:list>
            <text:list-item>
              <text:p text:style-name="P42"><text:span text:style-name="Source_20_Text">-n ZSK</text:span>: Tipo de clave (ZSK).</text:p>
            </text:list-item>
          </text:list>
          <text:p text:style-name="P42">Esto también creará dos archivos <text:span text:style-name="Source_20_Text">K&lt;tu_zona&gt;+&lt;id_clave&gt;+&lt;version&gt;.key</text:span> y <text:span text:style-name="Source_20_Text">K&lt;tu_zona&gt;+&lt;id_clave&gt;+&lt;version&gt;.private</text:span>.</text:p>
        </text:list-item>
      </text:list>
      <text:h text:style-name="Heading_20_4" text:outline-level="4">2. Configurar la Zona en BIND para DNSSEC</text:h>
      <text:p text:style-name="Text_20_body">Edita el archivo de configuración de tu zona (por ejemplo, <text:span text:style-name="Source_20_Text">/etc/bind/db.pais.aula11.local</text:span>).</text:p>
      <text:p text:style-name="Text_20_body">Añade las siguientes líneas a tu archivo de zona, idealmente al principio:</text:p>
      <text:p text:style-name="P41">DNS Zone file</text:p>
      <text:p text:style-name="Preformatted_20_Text"><text:span text:style-name="Source_20_Text">$TTL 1D</text:span></text:p>
      <text:p text:style-name="Preformatted_20_Text"><text:soft-page-break/><text:span text:style-name="Source_20_Text">@ <text:s text:c="6"/>IN <text:s text:c="5"/>SOA <text:s text:c="4"/>ns1.pais.aula11.local. admin.pais.aula11.local. (</text:span></text:p>
      <text:p text:style-name="Preformatted_20_Text"><text:span text:style-name="Source_20_Text"><text:s text:c="29"/>2025071101 ; Serial</text:span></text:p>
      <text:p text:style-name="Preformatted_20_Text"><text:span text:style-name="Source_20_Text"><text:s text:c="29"/>3H <text:s text:c="8"/>; Refresh</text:span></text:p>
      <text:p text:style-name="Preformatted_20_Text"><text:span text:style-name="Source_20_Text"><text:s text:c="29"/>1H <text:s text:c="8"/>; Retry</text:span></text:p>
      <text:p text:style-name="Preformatted_20_Text"><text:span text:style-name="Source_20_Text"><text:s text:c="29"/>1W <text:s text:c="8"/>; Expire</text:span></text:p>
      <text:p text:style-name="Preformatted_20_Text"><text:span text:style-name="Source_20_Text"><text:s text:c="29"/>1D ) <text:s text:c="6"/>; Negative Cache TTL</text:span></text:p>
      <text:p text:style-name="Preformatted_20_Text"><text:span text:style-name="Source_20_Text"><text:s text:c="8"/>IN <text:s text:c="5"/>NS <text:s text:c="5"/>ns1.pais.aula11.local.</text:span></text:p>
      <text:p text:style-name="P12"><text:span text:style-name="Source_20_Text">ns1 <text:s text:c="4"/>IN <text:s text:c="5"/>A <text:s text:c="6"/>10.1.1.120</text:span></text:p>
      <text:p text:style-name="Text_20_body">Para activar DNSSEC, <text:span text:style-name="T1">NO AÑADAS MANUALMENTE LOS REGISTROS DNSKEY O RRSIG</text:span>. BIND los generará automáticamente cuando firmes la zona.</text:p>
      <text:h text:style-name="Heading_20_4" text:outline-level="4">3. Modificar la Configuración de BIND para Cargar las Claves y Firmar la Zona</text:h>
      <text:p text:style-name="Text_20_body">Edita tu archivo <text:span text:style-name="Source_20_Text">named.conf.local</text:span> o el archivo de configuración de zona principal de BIND.</text:p>
      <text:p text:style-name="Text_20_body">Asegúrate de que tu definición de zona se vea algo así:</text:p>
      <text:p text:style-name="P41">Fragmento de código</text:p>
      <text:p text:style-name="Preformatted_20_Text"><text:span text:style-name="Source_20_Text">zone "pais.aula11.local"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db.pais.aula11.local";</text:span></text:p>
      <text:p text:style-name="Preformatted_20_Text"><text:span text:style-name="Source_20_Text"><text:s text:c="4"/>allow-update { none; };</text:span></text:p>
      <text:p text:style-name="Preformatted_20_Text"><text:span text:style-name="Source_20_Text"><text:s text:c="4"/>key-directory "/etc/bind/keys/pais.aula11.local"; # Ruta donde guardaste las claves</text:span></text:p>
      <text:p text:style-name="Preformatted_20_Text"><text:span text:style-name="Source_20_Text"><text:s text:c="4"/>auto-dnssec maintain;</text:span></text:p>
      <text:p text:style-name="Preformatted_20_Text"><text:span text:style-name="Source_20_Text"><text:s text:c="4"/>inline-signing yes; # Habilita el firmado en línea</text:span></text:p>
      <text:p text:style-name="P12"><text:span text:style-name="Source_20_Text">};</text:span></text:p>
      <text:list text:style-name="L16">
        <text:list-item>
          <text:p text:style-name="P44"><text:span text:style-name="Source_20_Text">key-directory</text:span>: Especifica la ubicación de tus claves DNSSEC.</text:p>
        </text:list-item>
        <text:list-item>
          <text:p text:style-name="P44"><text:span text:style-name="Source_20_Text">auto-dnssec maintain</text:span>: Indica a BIND que gestione automáticamente las firmas DNSSEC.</text:p>
        </text:list-item>
        <text:list-item>
          <text:p text:style-name="P44"><text:span text:style-name="Source_20_Text">inline-signing yes</text:span>: Habilita el firmado "en línea", lo que significa que BIND gestionará el proceso de firmado automáticamente sin necesidad de <text:span text:style-name="Source_20_Text">dnssec-signzone</text:span>.</text:p>
        </text:list-item>
      </text:list>
      <text:h text:style-name="Heading_20_4" text:outline-level="4">4. Recargar BIND</text:h>
      <text:p text:style-name="Text_20_body">Una vez que hayas realizado los cambios en la configuración de BIND, recárgalo para que tome los nuevos ajustes y firme la zona.</text:p>
      <text:p text:style-name="P41"/>
      <text:p text:style-name="P12"><text:span text:style-name="Source_20_Text">sudo systemctl reload named</text:span></text:p>
      <text:p text:style-name="Text_20_body">Si no hay errores, BIND habrá firmado la zona automáticamente. Puedes verificar la existencia de los registros <text:span text:style-name="Source_20_Text">DNSKEY</text:span> y <text:span text:style-name="Source_20_Text">RRSIG</text:span> utilizando <text:span text:style-name="Source_20_Text">dig</text:span>.</text:p>
      <text:p text:style-name="P41"/>
      <text:p text:style-name="Preformatted_20_Text"><text:span text:style-name="Source_20_Text">dig @10.1.1.120 pais.aula11.local DNSKEY +short</text:span></text:p>
      <text:p text:style-name="P12"><text:span text:style-name="Source_20_Text">dig @10.1.1.120 www.pais.aula11.local RRSIG +short</text:span></text:p>
      <text:p text:style-name="Horizontal_20_Line"/>
      <text:h text:style-name="Heading_20_3" text:outline-level="3"><text:soft-page-break/>En el Servidor DNS Padre (aula11.local - 10.1.1.100)</text:h>
      <text:p text:style-name="Text_20_body">El siguiente paso crucial es establecer la cadena de confianza en el dominio padre.</text:p>
      <text:h text:style-name="Heading_20_4" text:outline-level="4">1. Obtener el Registro DS de la Zona Hija</text:h>
      <text:p text:style-name="Text_20_body">Desde el servidor de tu zona delegada (10.1.1.120), necesitas obtener el registro DS generado a partir de tu KSK. BIND debería haber generado este registro automáticamente después de firmar la zona. Puedes encontrarlo en el archivo <text:span text:style-name="Source_20_Text">.ds</text:span> o <text:span text:style-name="Source_20_Text">.key</text:span> de tu KSK.</text:p>
      <text:p text:style-name="Text_20_body">Para obtener el registro DS directamente:</text:p>
      <text:p text:style-name="P41"/>
      <text:p text:style-name="Preformatted_20_Text"><text:span text:style-name="Source_20_Text">cd /etc/bind/keys/pais.aula11.local</text:span></text:p>
      <text:p text:style-name="P12"><text:span text:style-name="Source_20_Text">sudo dnssec-dsfromkey Kpais.aula11.local.&lt;ID_KSK&gt;.key</text:span></text:p>
      <text:p text:style-name="Text_20_body">Reemplaza <text:span text:style-name="Source_20_Text">&lt;ID_KSK&gt;</text:span> con el ID de la clave de tu KSK (lo encontrarás en el nombre del archivo <text:span text:style-name="Source_20_Text">.key</text:span>).</text:p>
      <text:p text:style-name="Text_20_body">La salida debería ser similar a esta:</text:p>
      <text:p text:style-name="P14"><text:span text:style-name="Source_20_Text">pais.aula11.local. IN DS 12345 13 2 &lt;HASH_DS_DE_TU_KSK&gt;</text:span></text:p>
      <text:p text:style-name="Text_20_body"><text:span text:style-name="T1">Copia esta línea completa del registro DS.</text:span> Este es el registro que debes agregar a la zona padre.</text:p>
      <text:h text:style-name="Heading_20_4" text:outline-level="4">2. Agregar el Registro DS a la Zona Padre (aula11.local)</text:h>
      <text:p text:style-name="Text_20_body">En el servidor DNS padre (10.1.1.100), edita el archivo de zona para <text:span text:style-name="Source_20_Text">aula11.local</text:span> (por ejemplo, <text:span text:style-name="Source_20_Text">/etc/bind/db.aula11.local</text:span>).</text:p>
      <text:p text:style-name="Text_20_body">Busca la delegación existente para <text:span text:style-name="Source_20_Text">pais.aula11.local</text:span> y añade la línea del registro DS que copiaste.</text:p>
      <text:p text:style-name="P41">DNS Zone file</text:p>
      <text:p text:style-name="Preformatted_20_Text"><text:span text:style-name="Source_20_Text">; Delegación de la zona pais.aula11.local</text:span></text:p>
      <text:p text:style-name="Preformatted_20_Text"><text:span text:style-name="Source_20_Text">pais.aula11.local. <text:s text:c="5"/>IN <text:s text:c="5"/>NS <text:s text:c="5"/>ns1.pais.aula11.local.</text:span></text:p>
      <text:p text:style-name="Preformatted_20_Text"><text:span text:style-name="Source_20_Text">ns1.pais.aula11.local. <text:s/>IN <text:s text:c="5"/>A <text:s text:c="6"/>10.1.1.120</text:span></text:p>
      <text:p text:style-name="Preformatted_20_Text"/>
      <text:p text:style-name="Preformatted_20_Text"><text:span text:style-name="Source_20_Text">; Registro DS para pais.aula11.local (generado de la KSK de pais.aula11.local)</text:span></text:p>
      <text:p text:style-name="P12"><text:span text:style-name="Source_20_Text">pais.aula11.local. IN DS 12345 13 2 &lt;HASH_DS_DE_TU_KSK&gt;</text:span></text:p>
      <text:p text:style-name="Text_20_body">Asegúrate de incrementar el número de serie (Serial) en el registro SOA de <text:span text:style-name="Source_20_Text">aula11.local</text:span> para que los cambios sean reconocidos.</text:p>
      <text:h text:style-name="Heading_20_4" text:outline-level="4">3. Recargar BIND en el Servidor Padre</text:h>
      <text:p text:style-name="Text_20_body">Guarda el archivo de zona <text:span text:style-name="Source_20_Text">db.aula11.local</text:span> y recarga BIND en el servidor padre.</text:p>
      <text:p text:style-name="P41"/>
      <text:p text:style-name="P12"><text:span text:style-name="Source_20_Text">sudo systemctl reload named</text:span></text:p>
      <text:p text:style-name="Horizontal_20_Line"/>
      <text:h text:style-name="Heading_20_3" text:outline-level="3"><text:soft-page-break/>Verificación</text:h>
      <text:p text:style-name="Text_20_body">Una vez completados todos los pasos, puedes verificar que DNSSEC está funcionando correctamente.</text:p>
      <text:list text:style-name="L17">
        <text:list-item>
          <text:p text:style-name="P45"><text:span text:style-name="T1">Desde un Resolvedor Validante (por ejemplo, utilizando </text:span><text:span text:style-name="Source_20_Text"><text:span text:style-name="T1">dig</text:span></text:span><text:span text:style-name="T1"> con la opción </text:span><text:span text:style-name="Source_20_Text"><text:span text:style-name="T1">+dnssec</text:span></text:span><text:span text:style-name="T1">):</text:span></text:p>
          <text:p text:style-name="P46"/>
          <text:p text:style-name="P15"><text:span text:style-name="Source_20_Text">dig @10.1.1.100 pais.aula11.local +dnssec</text:span></text:p>
          <text:p text:style-name="P45">Deberías ver los registros <text:span text:style-name="Source_20_Text">DNSKEY</text:span> y <text:span text:style-name="Source_20_Text">RRSIG</text:span> en la respuesta. Si tu resolvedor está configurado para validar, también verás la bandera <text:span text:style-name="Source_20_Text">ad</text:span> (authenticated data) en la respuesta, lo que indica que la validación DNSSEC fue exitosa.</text:p>
        </text:list-item>
        <text:list-item>
          <text:p text:style-name="P45"><text:span text:style-name="T1">Herramientas en Línea:</text:span> Puedes usar herramientas en línea como el validador DNSSEC de Verisign o el DNSSEC Analyzer de GRC para verificar la configuración de tu zona. Sin embargo, estas herramientas funcionarán solo si tu zona es accesible públicamente. Para tu entorno local, <text:span text:style-name="Source_20_Text">dig</text:span> es la herramienta principal.</text:p>
        </text:list-item>
      </text:list>
      <text:p text:style-name="Text_20_body">Al seguir estos pasos, habrás asegurado tu zona delegada <text:span text:style-name="Source_20_Text">[nombre_de_tu_zona].aula11.local</text:span> con DNSSEC, añadiendo una capa vital de seguridad para tus alumnos y su comprensión de la infraestructura DN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9:17:35.709373741</meta:creation-date>
    <dc:date>2025-07-11T19:48:53.182265160</dc:date>
    <meta:editing-duration>PT31M17S</meta:editing-duration>
    <meta:editing-cycles>3</meta:editing-cycles>
    <meta:generator>LibreOffice/24.2.2.2$Linux_X86_64 LibreOffice_project/d56cc158d8a96260b836f100ef4b4ef25d6f1a01</meta:generator>
    <meta:print-date>2025-07-11T19:35:05.222326961</meta:print-date>
    <meta:printed-by>Archivos PDF</meta:printed-by>
    <meta:document-statistic meta:table-count="0" meta:image-count="0" meta:object-count="0" meta:page-count="5" meta:paragraph-count="103" meta:word-count="1233" meta:character-count="8238" meta:non-whitespace-character-count="6860"/>
  </office:meta>
</office:document-meta>
</file>